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AAAA+XBZar" svg:font-family="CAAAAA+XBZar"/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fo:background-color="transparent" style:font-size-asian="13pt" style:font-name-complex="XB Zar" style:font-size-complex="13pt"/>
    </style:style>
    <style:style style:name="P3" style:family="paragraph" style:parent-style-name="Standard">
      <style:paragraph-properties fo:margin-left="0in" fo:margin-right="0in" fo:text-align="end" style:justify-single-word="false" fo:text-indent="0in" style:auto-text-indent="false" fo:padding="0.0291in" fo:border-left="none" fo:border-right="none" fo:border-top="none" fo:border-bottom="0.0008in solid #000000" style:writing-mode="rl-tb" style:join-border="false"/>
      <style:text-properties style:font-name="XB Zar" fo:font-size="13pt" style:font-size-asian="13pt" style:font-name-complex="XB Zar" style:font-size-complex="13pt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XB Zar" fo:font-size="13pt" style:font-size-asian="13pt" style:font-name-complex="XB Zar" style:font-size-complex="13pt"/>
    </style:style>
    <style:style style:name="P5" style:family="paragraph" style:parent-style-name="Standard">
      <style:paragraph-properties fo:text-align="end" style:justify-single-word="false" fo:padding="0.0291in" fo:border-left="none" fo:border-right="none" fo:border-top="none" fo:border-bottom="0.0008in solid #000000" style:writing-mode="rl-tb" style:join-border="false"/>
      <style:text-properties style:font-name="XB Zar" fo:font-size="13pt" style:font-size-asian="13pt" style:font-name-complex="XB Zar" style:font-size-complex="13pt"/>
    </style:style>
    <style:style style:name="P6" style:family="paragraph" style:parent-style-name="Standard">
      <style:paragraph-properties fo:margin-left="0.4925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style:font-weight-asian="normal" style:font-weight-complex="normal"/>
    </style:style>
    <style:style style:name="T3" style:family="text">
      <style:text-properties fo:font-style="normal" fo:font-weight="normal" fo:background-color="transparent" style:font-name-asian="CAAAAA+XBZar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سپاسگزاری</text:p>
      <text:p text:style-name="P4">پیش‌گفتار</text:p>
      <text:p text:style-name="P4"><text:tab/>نویسنده</text:p>
      <text:p text:style-name="P4"><text:tab/>لاگ چیست؟ (کرج‌لاگ و لاگ‌های دیگر)</text:p>
      <text:p text:style-name="P4"><text:tab/>تاریخچه‌ی مختصری از نرم‌افزار آزاد</text:p>
      <text:p text:style-name="P4"><text:tab/>دلیل انتخاب دبیان</text:p>
      <text:p text:style-name="P4"><text:tab/>شیوه‌ی خواندن کتاب</text:p>
      <text:p text:style-name="P4"/>
      <text:p text:style-name="P5">بخش اول: آشنایی با سیستم‌عامل دبیان گنو/لینوکس</text:p>
      <text:p text:style-name="P1">۱- مقدمه</text:p>
      <text:p text:style-name="P6">۱-۱- مفاهیم نرم‌افزار آزاد</text:p>
      <text:p text:style-name="P6">۲-۱- انگیزه‌ها</text:p>
      <text:p text:style-name="P1"><text:tab/>۳-۱- <text:span text:style-name="T3">سیستم‌عامل </text:span>گنو/لینوکس و توزیع‌های آن</text:p>
      <text:p text:style-name="P1">۲- نصب سیستم‌عامل دبیان گنو/لینوکس</text:p>
      <text:p text:style-name="P1"><text:tab/>۱-۲- حداقل مشخصات سیستم مورد نیاز برای نصب</text:p>
      <text:p text:style-name="P1"><text:tab/>۲-۲- شیوه‌های مختلف نصب</text:p>
      <text:p text:style-name="P1"><text:tab/>۳-۲- مراحل نصب دبیان گنو/لینوکس</text:p>
      <text:p text:style-name="P1"><text:tab/>۴-۲- نصب دبیان گنو/لینوکس</text:p>
      <text:p text:style-name="P1"><text:tab/>۵-۲- به دبیان گنو/لینوکس خوش آمدید</text:p>
      <text:p text:style-name="P1">۳- آشنایی با میزکار گنوم</text:p>
      <text:p text:style-name="P1"><text:tab/>۱-۳- ورود به سیستم و خروج از آن</text:p>
      <text:p text:style-name="P1"><text:tab/>۲-۳- ساختار میزکار گنوم و عناصر آن</text:p>
      <text:p text:style-name="P1"><text:tab/><text:tab/>۱-۲-۳- دسکتاپ (محیط اصلی میزکار گنوم)</text:p>
      <text:p text:style-name="P1"><text:tab/><text:tab/>۲-۲-۳- پنل بالا</text:p>
      <text:p text:style-name="P1"><text:tab/><text:tab/><text:tab/>۱-۲-۲-۳- منوها اصلی</text:p>
      <text:p text:style-name="P1"><text:tab/><text:tab/><text:tab/>۲-۲-۲-۳- اجراکننده‌ها (آیکون‌های میانبر نرم‌افزارها)</text:p>
      <text:p text:style-name="P1"><text:tab/><text:tab/><text:tab/>۳-۲-۲-۳- اپلت‌ها</text:p>
      <text:p text:style-name="P1"><text:tab/><text:tab/>۳-۲-۳- پنل پایین</text:p>
      <text:p text:style-name="P1"><text:tab/><text:tab/><text:tab/>۱-۳-۲-۳- <text:s/><text:span text:style-name="T1">نمایش دسکتاپ</text:span></text:p>
      <text:p text:style-name="P1"><text:tab/><text:tab/><text:tab/><text:span text:style-name="T1">۲-۳-۲-۳- نوار وظیفه</text:span></text:p>
      <text:p text:style-name="P1"><text:tab/><text:tab/><text:tab/>۳-۳-۲-۳- فضا‌های کاری</text:p>
      <text:p text:style-name="P1"><text:tab/>۳-۳- مدیر فایل ناتیلوس</text:p>
      <text:p text:style-name="P1"><text:tab/>۴-۳- سفارشی کردن میزکار گنوم</text:p>
      <text:p text:style-name="P1">۴- آشنایی با نرم‌افزارهای کاربردی</text:p>
      <text:p text:style-name="P1"><text:tab/>۱-۴- نرم‌افزارهای جانبی</text:p>
      <text:p text:style-name="P1"><text:tab/>۲-۴- بازی‌ها</text:p>
      <text:p text:style-name="P1"><text:soft-page-break/><text:tab/>۳-۴- نرم‌افزارهای گرافیک</text:p>
      <text:p text:style-name="P1"><text:tab/>۴-۴- نرم‌افزارهای دسته‌ی اینترنت</text:p>
      <text:p text:style-name="P1"><text:tab/>۵-۴- نرم‌افزارهای اداری</text:p>
      <text:p text:style-name="P1"><text:tab/>۶-۴- نرم‌افزارهای صدا و تصویر</text:p>
      <text:p text:style-name="P1"><text:tab/>۷-۴- ابزارهای سیستمی</text:p>
      <text:p text:style-name="P1"/>
      <text:p text:style-name="P3">بخش دوم: مفاهیم و تنظیمات</text:p>
      <text:p text:style-name="P1">۵- مفاهیم و دستورهای اولیه</text:p>
      <text:p text:style-name="P1"><text:tab/>۱-۵- کاربرها، گروه‌ها و مدیریت آنها</text:p>
      <text:p text:style-name="P1"><text:tab/>۲-۵- فایل‌سیستم و FHS</text:p>
      <text:p text:style-name="P1"><text:tab/>۳-۵- پردازش‌ها</text:p>
      <text:p text:style-name="P1"><text:tab/>۴-۵- دستورهای مهم</text:p>
      <text:p text:style-name="P1"><text:tab/>۵-۵- پوسته</text:p>
      <text:p text:style-name="P1">۶- نصب و مدیریت بسته‌های نرم‌افزاری</text:p>
      <text:p text:style-name="P1"><text:tab/>۱-۶- مفاهیم</text:p>
      <text:p text:style-name="P1"><text:tab/>۲-۶- نصب و مدیریت بسته‌ها در محیط گرافیکی</text:p>
      <text:p text:style-name="P1"><text:tab/>۳-۶- نصب و مدیریت بسته‌ها در محیط متنی</text:p>
      <text:p text:style-name="P2">۷- تنظیمات سخت‌افزارها</text:p>
      <text:p text:style-name="P2"><text:tab/>۱-۷- پارتیشن‌ها و فایل‌سیستم‌ها</text:p>
      <text:p text:style-name="P2"><text:tab/>۲-۷- نصب چاپگرها</text:p>
      <text:p text:style-name="P2"><text:tab/><text:span text:style-name="T1">۳-۷- ساختار X Window System</text:span></text:p>
      <text:p text:style-name="P2"><text:tab/>۴-۷- نصب درایور کارت‌های گرافیکی <text:span text:style-name="T1"><text:s/>ATi و AMD</text:span></text:p>
      <text:p text:style-name="P2"><text:tab/>۵-۷- نصب درایور کارت‌های گرافیکی <text:s/>Nvidia</text:p>
      <text:p text:style-name="P2"><text:tab/>۶-۷- تنظیمات شبکه</text:p>
      <text:p text:style-name="P1">۸- مهاجرت به گنو/لینوکس</text:p>
      <text:p text:style-name="P1"><text:tab/>۱-۸- مفاهیم</text:p>
      <text:p text:style-name="P1"><text:tab/><text:tab/>۱-۱-۸- انواع مهاجرت</text:p>
      <text:p text:style-name="P1"><text:tab/><text:tab/>۲-۱-۸- زمان مناسب برای مهاجرت</text:p>
      <text:p text:style-name="P1"><text:tab/><text:tab/>۳-۱-۸- برنامه‌ریزی و اجرا</text:p>
      <text:p text:style-name="P1"><text:tab/><text:tab/>۴-۱-۸- آموزش</text:p>
      <text:p text:style-name="P1"><text:tab/><text:tab/>۵-۱-۸- آمارها</text:p>
      <text:p text:style-name="P1"><text:tab/><text:tab/><text:tab/>1-۵-۱-۸- آموزش</text:p>
      <text:p text:style-name="P1"><text:tab/><text:tab/><text:tab/>2-۵-۱-۸- کاربر خانگی</text:p>
      <text:p text:style-name="P1"><text:tab/><text:tab/><text:tab/>3-۵-۱-۸- شرکت‌ها و مؤسسه‌های تجاری</text:p>
      <text:p text:style-name="P1"><text:tab/><text:tab/><text:tab/>4-۵-۱-۸- مؤسسه‌های علمی</text:p>
      <text:p text:style-name="P1"><text:tab/>۲-۸- <text:span text:style-name="T2">دلیل‌های</text:span> فنی</text:p>
      <text:p text:style-name="P1"><text:soft-page-break/><text:tab/>۳-۸- مراحل اجرایی</text:p>
      <text:p text:style-name="P1"/>
      <text:p text:style-name="P3">پیوست‌ها</text:p>
      <text:p text:style-name="P1">پیوست ۱- رفع مشکل</text:p>
      <text:p text:style-name="P1">پیوست ۲- منابع برای مطالعه‌ی بیشتر</text:p>
      <text:p text:style-name="P1">پیوست ۳- منابع کتا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AAAA+XBZar" svg:font-family="CAAAAA+XBZar"/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stafa Moradian</meta:initial-creator>
    <meta:creation-date>2011-07-01T23:56:41</meta:creation-date>
    <dc:date>2011-08-16T15:50:29</dc:date>
    <dc:creator>Mostafa Moradian</dc:creator>
    <meta:editing-duration>P1DT34M52S</meta:editing-duration>
    <meta:editing-cycles>296</meta:editing-cycles>
    <meta:generator>LibreOffice/3.3$Linux LibreOffice_project/330m19$Build-202</meta:generator>
    <meta:document-statistic meta:table-count="0" meta:image-count="0" meta:object-count="0" meta:page-count="3" meta:paragraph-count="75" meta:word-count="547" meta:character-count="1893"/>
  </office:meta>
</office:document-meta>
</file>